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.7874in" fo:margin-right="0in" fo:margin-top="0in" fo:margin-bottom="0.1181in" fo:text-indent="0in" style:auto-text-indent="false"/>
      <style:text-properties style:font-name="Times new roman" fo:font-size="12pt" fo:language="en" fo:country="US" fo:font-weight="normal" style:font-name-asian="Arial1" style:font-size-asian="12pt" style:font-weight-asian="normal" style:font-name-complex="Arial1" style:font-size-complex="12pt" style:font-weight-complex="normal"/>
    </style:style>
    <style:style style:name="P2" style:family="paragraph" style:parent-style-name="Text_20_body">
      <style:paragraph-properties fo:margin-left="0.7874in" fo:margin-right="0in" fo:text-indent="0in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language="en" fo:country="US" fo:font-weight="normal" style:font-weight-asian="normal" style:font-weight-complex="normal"/>
    </style:style>
    <style:style style:name="P5" style:family="paragraph" style:parent-style-name="Text_20_body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in" fo:margin-right="0in" fo:margin-top="0in" fo:margin-bottom="0.1181in" fo:text-indent="0in" style:auto-text-indent="false"/>
      <style:text-properties style:font-name="Times new roman" fo:font-size="12pt" fo:language="en" fo:country="US" fo:font-weight="normal" style:font-name-asian="Arial1" style:font-size-asian="12pt" style:font-weight-asian="normal" style:font-name-complex="Arial1" style:font-size-complex="12pt" style:font-weight-complex="normal"/>
    </style:style>
    <style:style style:name="P8" style:family="paragraph" style:parent-style-name="Heading_20_2">
      <style:text-properties style:font-name="Arial"/>
    </style:style>
    <style:style style:name="T1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Multiple choice</text:h>
      <text:p text:style-name="P3"><text:span text:style-name="T1">Pick the right choice from the possible answers.</text:span><text:span text:style-name="T2"> </text:span></text:p>
      <text:p text:style-name="P4"/>
      <text:p text:style-name="P5">1.) <text:span text:style-name="T3">The reason for doing Content Reduction is</text:span></text:p>
      <text:p text:style-name="P2">a) Structuring a subject in such a way that it is easier to learn.</text:p>
      <text:p text:style-name="P2">b) Reducing your amount of work by teaching only a few things from a big subject.</text:p>
      <text:p text:style-name="P2">c) Finding the only correct logical structure into which the subject can be categorized.</text:p>
      <text:p text:style-name="P2">d) Showing students how much you know.</text:p>
      <text:p text:style-name="P6"/>
      <text:p text:style-name="P6">2.) <text:span text:style-name="T3">What is a concept map not good for?</text:span></text:p>
      <text:p text:style-name="P2">a) Explaining what a lesson is about.</text:p>
      <text:p text:style-name="P2">b) Setting learning goals.</text:p>
      <text:p text:style-name="P2">c) Making a nice Powerpoint slide.</text:p>
      <text:p text:style-name="P2">d) Showing what was already covered.</text:p>
      <text:p text:style-name="P6"/>
      <text:p text:style-name="P6">3.) <text:span text:style-name="T3">The result of Content Reduction is</text:span></text:p>
      <text:p text:style-name="P2">a) The order in which a subject should be taught.</text:p>
      <text:p text:style-name="P2">b) Topics for teaching units that should have the same size.</text:p>
      <text:p text:style-name="P2">c) A plan what techniques you can use in a seminar.</text:p>
      <text:p text:style-name="P1">d) A concept map with a clear structure.</text:p>
      <text:p text:style-name="P7"/>
      <text:p text:style-name="P7">4.) <text:span text:style-name="T3">How many items can humans consciously grasp at the same moment?</text:span></text:p>
      <text:p text:style-name="P2">a) Just one.</text:p>
      <text:p text:style-name="P2">b) 5-7.</text:p>
      <text:p text:style-name="P2">c) 9-15.</text:p>
      <text:p text:style-name="P1">d) above 1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emis </meta:initial-creator>
    <meta:creation-date>2014-10-27T19:38:22</meta:creation-date>
    <dc:date>2014-10-27T19:38:37</dc:date>
    <dc:creator>Academis </dc:creator>
    <meta:editing-duration>P0D</meta:editing-duration>
    <meta:editing-cycles>1</meta:editing-cycles>
    <meta:document-statistic meta:table-count="0" meta:image-count="0" meta:object-count="0" meta:page-count="1" meta:paragraph-count="22" meta:word-count="170" meta:character-count="899" meta:non-whitespace-character-count="750"/>
    <meta:generator>LibreOffice/3.5$Linux_X86_64 LibreOffice_project/350m1$Build-2</meta:generator>
  </office:meta>
</office:document-meta>
</file>